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30000040BDD0DFE7FB2B7E588.png" manifest:media-type="image/png"/>
  <manifest:file-entry manifest:full-path="Pictures/1000000100000300000002B3B6B634C429DD1DB6.png" manifest:media-type="image/png"/>
  <manifest:file-entry manifest:full-path="Pictures/10000001000002E8000002BB1A811DA3B4FDB7B8.png" manifest:media-type="image/png"/>
  <manifest:file-entry manifest:full-path="Pictures/1000000100000304000002BE2E3DE7E9B27C1631.png" manifest:media-type="image/png"/>
  <manifest:file-entry manifest:full-path="Pictures/10000001000002F1000002B427B8ED3F676E71E2.png" manifest:media-type="image/png"/>
  <manifest:file-entry manifest:full-path="Pictures/10000001000002EC000002B8BCD7CDE7505F10F5.png" manifest:media-type="image/png"/>
  <manifest:file-entry manifest:full-path="Pictures/10000001000002C2000002B6667E6CA9D98E40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width="8.1063in" svg:height="4.3626in" draw:z-index="3"><draw:image xlink:href="Pictures/10000001000007830000040BDD0DFE7FB2B7E588.png" xlink:type="simple" xlink:show="embed" xlink:actuate="onLoad" draw:mime-type="image/png"/></draw:frame></text:p>
      <text:p text:style-name="P1"><draw:frame draw:style-name="fr1" draw:name="Image5" text:anchor-type="char" svg:width="8.1063in" svg:height="7.2929in" draw:z-index="2"><draw:image xlink:href="Pictures/1000000100000300000002B3B6B634C429DD1DB6.png" xlink:type="simple" xlink:show="embed" xlink:actuate="onLoad" draw:mime-type="image/png"/></draw:frame></text:p>
      <text:p text:style-name="P1"><draw:frame draw:style-name="fr1" draw:name="Image3" text:anchor-type="char" svg:width="8.1063in" svg:height="7.6154in" draw:z-index="4"><draw:image xlink:href="Pictures/10000001000002E8000002BB1A811DA3B4FDB7B8.png" xlink:type="simple" xlink:show="embed" xlink:actuate="onLoad" draw:mime-type="image/png"/></draw:frame></text:p>
      <text:p text:style-name="P1"><draw:frame draw:style-name="fr1" draw:name="Image2" text:anchor-type="char" svg:width="8.1063in" svg:height="7.4492in" draw:z-index="5"><draw:image xlink:href="Pictures/10000001000002F1000002B427B8ED3F676E71E2.png" xlink:type="simple" xlink:show="embed" xlink:actuate="onLoad" draw:mime-type="image/png"/></draw:frame></text:p>
      <text:p text:style-name="P1"><draw:frame draw:style-name="fr1" draw:name="Image1" text:anchor-type="char" svg:width="8.1063in" svg:height="7.3709in" draw:z-index="6"><draw:image xlink:href="Pictures/1000000100000304000002BE2E3DE7E9B27C1631.png" xlink:type="simple" xlink:show="embed" xlink:actuate="onLoad" draw:mime-type="image/png"/></draw:frame></text:p>
      <text:p text:style-name="P1"><draw:frame draw:style-name="fr3" draw:name="Image7" text:anchor-type="char" svg:width="6.9252in" svg:height="6.8071in" draw:z-index="0"><draw:image xlink:href="Pictures/10000001000002C2000002B6667E6CA9D98E40BC.png" xlink:type="simple" xlink:show="embed" xlink:actuate="onLoad" draw:mime-type="image/png"/></draw:frame></text:p>
      <text:p text:style-name="P1"><draw:frame draw:style-name="fr2" draw:name="Image6" text:anchor-type="char" svg:x="-0.7661in" svg:y="1.7091in" svg:width="8.478in" svg:height="7.8882in" draw:z-index="1"><draw:image xlink:href="Pictures/10000001000002EC000002B8BCD7CDE7505F10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7:36:27.776000000</meta:creation-date>
    <dc:date>2024-04-17T07:39:53.264000000</dc:date>
    <meta:editing-duration>PT3M26S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